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0A0000000ADDA84F4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Notes_5f_TOC_5f_Title">
      <style:paragraph-properties fo:break-before="page"/>
    </style:style>
    <style:style style:name="P3" style:family="paragraph" style:parent-style-name="Notes_5f_TOC_5f_1">
      <style:paragraph-properties>
        <style:tab-stops>
          <style:tab-stop style:position="7.2in" style:leader-style="dotted" style:leader-text="."/>
        </style:tab-stops>
      </style:paragraph-properties>
    </style:style>
    <style:style style:name="P4" style:family="paragraph" style:parent-style-name="Notes_5f_TOC_5f_3">
      <style:paragraph-properties>
        <style:tab-stops>
          <style:tab-stop style:position="7.2in" style:leader-style="dotted" style:leader-text="."/>
        </style:tab-stops>
      </style:paragraph-properties>
    </style:style>
    <style:style style:name="P5" style:family="paragraph" style:parent-style-name="Notes_5f_TOC_5f_2">
      <style:paragraph-properties>
        <style:tab-stops>
          <style:tab-stop style:position="7.2in" style:leader-style="dotted" style:leader-text="."/>
        </style:tab-stops>
      </style:paragraph-properties>
    </style:style>
    <style:style style:name="P6" style:family="paragraph" style:parent-style-name="Notes_5f_TOC_5f_4">
      <style:paragraph-properties>
        <style:tab-stops>
          <style:tab-stop style:position="7.2in" style:leader-style="dotted" style:leader-text="."/>
        </style:tab-stops>
      </style:paragraph-properties>
    </style:style>
    <style:style style:name="P7" style:family="paragraph" style:parent-style-name="Frame_20_contents">
      <style:paragraph-properties fo:text-align="center" style:justify-single-word="false"/>
      <style:text-properties fo:color="#ffffff" style:font-name="Arial Black1" fo:font-size="16pt" style:font-size-asian="16pt" style:font-size-complex="16pt"/>
    </style:style>
    <style:style style:name="P8" style:family="paragraph" style:parent-style-name="Frame_20_contents">
      <style:paragraph-properties fo:text-align="center" style:justify-single-word="false"/>
      <style:text-properties fo:color="#ffffff" style:font-name="Arial Black1" fo:font-size="12pt" style:font-size-asian="12pt" style:font-size-complex="12pt"/>
    </style:style>
    <style:style style:name="P9" style:family="paragraph" style:parent-style-name="Notes_5f_TOC_5f_5">
      <style:paragraph-properties>
        <style:tab-stops>
          <style:tab-stop style:position="7.2in" style:leader-style="dotted" style:leader-text="."/>
        </style:tab-stops>
      </style:paragraph-properties>
    </style:style>
    <style:style style:name="P10" style:family="paragraph" style:parent-style-name="Standard">
      <style:text-properties fo:color="#ffffff"/>
    </style:style>
    <style:style style:name="P11" style:family="paragraph" style:parent-style-name="Notes_5f_SectionHeader_5f_1" style:master-page-name="Content_5f_Page">
      <style:paragraph-properties style:page-number="auto"/>
      <style:text-properties fo:color="#ffffff"/>
    </style:style>
    <style:style style:name="P12" style:family="paragraph" style:parent-style-name="Notes_5f_SectionHeader_5f_2">
      <style:paragraph-properties fo:margin-left="0in" fo:margin-right="0in" fo:text-indent="0in" style:auto-text-indent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3" style:family="paragraph" style:parent-style-name="Standard" style:master-page-name="Title_5f_Page">
      <style:paragraph-properties style:page-number="auto"/>
      <style:text-properties fo:color="#ffffff"/>
    </style:style>
    <style:style style:name="P14" style:family="paragraph" style:parent-style-name="Notes_5f_Section2_5f_Text" style:list-style-name="L1"/>
    <style:style style:name="P15" style:family="paragraph" style:parent-style-name="Notes_5f_Section2_5f_Text" style:list-style-name="L1">
      <style:text-properties fo:font-style="normal" style:font-style-asian="normal" style:font-style-complex="normal"/>
    </style:style>
    <style:style style:name="P16" style:family="paragraph" style:parent-style-name="Notes_5f_Section2_5f_Text" style:list-style-name="L2"/>
    <style:style style:name="P17" style:family="paragraph" style:parent-style-name="Notes_5f_Text_5f_General">
      <style:text-properties style:font-name="Arial1" fo:font-size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center" style:horizontal-rel="paragraph" fo:background-color="#336699" style:background-transparency="0%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354in" fo:text-indent="-0.25in" fo:margin-left="1.1354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854in" fo:text-indent="-0.25in" fo:margin-left="3.3854in"/>
        </style:list-level-properties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.1354in" fo:text-indent="-0.25in" fo:margin-left="1.1354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854in" fo:text-indent="-0.25in" fo:margin-left="1.3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354in" fo:text-indent="-0.25in" fo:margin-left="1.6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854in" fo:text-indent="-0.25in" fo:margin-left="1.8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354in" fo:text-indent="-0.25in" fo:margin-left="2.1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854in" fo:text-indent="-0.25in" fo:margin-left="2.3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354in" fo:text-indent="-0.25in" fo:margin-left="2.6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854in" fo:text-indent="-0.25in" fo:margin-left="2.8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354in" fo:text-indent="-0.25in" fo:margin-left="3.1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854in" fo:text-indent="-0.25in" fo:margin-left="3.3854in"/>
        </style:list-level-properties>
      </text:list-level-style-bullet>
    </text:list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4.7209in" svg:width="6.7402in" draw:z-index="0">
        <draw:text-box fo:min-height="1.1563in">
          <text:p text:style-name="P7"><text:title>Web API</text:title></text:p>
          <text:p text:style-name="P8">Created: <text:creation-date style:data-style-name="N75">Aug 22, 2016</text:creation-date></text:p>
          <text:p text:style-name="P8">Last Modified: <text:modification-date style:data-style-name="N76">August 22, 2016</text:modification-date> <text:modification-time style:data-style-name="N43">02:24:43 PM</text:modification-time></text:p>
        </draw:text-box>
      </draw:frame>
      <text:p text:style-name="P13">Ja</text:p>
      <text:table-of-content text:style-name="Sect1" text:name="Table of Contents1">
        <text:table-of-content-source text:outline-level="10" text:use-index-source-styles="true">
          <text:index-title-template text:style-name="Notes_5f_TOC_5f_Title">Table of Contents</text:index-title-template>
          <text:table-of-content-entry-template text:outline-level="1" text:style-name="Notes_5f_TOC_5f_1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2" text:style-name="Notes_5f_TOC_5f_2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3" text:style-name="Notes_5f_TOC_5f_3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4" text:style-name="Notes_5f_TOC_5f_4">
            <text:index-entry-link-start/>
            <text:index-entry-chapter/>
            <text:index-entry-text/>
            <text:index-entry-link-end/>
            <text:index-entry-span> 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5" text:style-name="Notes_5f_TOC_5f_5">
            <text:index-entry-link-start/>
            <text:index-entry-chapter/>
            <text:index-entry-text/>
            <text:index-entry-link-end/>
            <text:index-entry-span> </text:index-entry-span>
            <text:index-entry-tab-stop style:type="left" style:position="7.2in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Notes_5f_TOC_5f_1"/>
          </text:index-source-styles>
          <text:index-source-styles text:outline-level="2">
            <text:index-source-style text:style-name="Notes_5f_TOC_5f_2"/>
          </text:index-source-styles>
          <text:index-source-styles text:outline-level="3">
            <text:index-source-style text:style-name="Notes_5f_TOC_5f_3"/>
          </text:index-source-styles>
          <text:index-source-styles text:outline-level="4">
            <text:index-source-style text:style-name="Notes_5f_TOC_5f_4"/>
          </text:index-source-styles>
          <text:index-source-styles text:outline-level="5">
            <text:index-source-style text:style-name="Notes_5f_TOC_5f_5"/>
          </text:index-source-styles>
        </text:table-of-content-source>
        <text:index-body>
          <text:index-title text:style-name="Sect1" text:name="Table of Contents1_Head">
            <text:p text:style-name="P2"><text:title>Web API</text:title> - Table of Contents</text:p>
          </text:index-title>
          <text:p text:style-name="P3"><text:a xlink:type="simple" xlink:href="#__RefHeading__803_1871858339" text:style-name="Internet_20_link" text:visited-style-name="Visited_20_Internet_20_Link"><text:s/>1 SectionHeader_1 Tjhos os emdi etc etc etc</text:a> <text:s/><text:tab/>3</text:p>
          <text:p text:style-name="P5"><text:a xlink:type="simple" xlink:href="#__RefHeading__254_1613292131" text:style-name="Internet_20_link" text:visited-style-name="Visited_20_Internet_20_Link"><text:s/>1.1 SectionHeader_2</text:a> <text:s/><text:tab/>3</text:p>
          <text:p text:style-name="P5"><text:a xlink:type="simple" xlink:href="#__RefHeading__256_1613292131" text:style-name="Internet_20_link" text:visited-style-name="Visited_20_Internet_20_Link"><text:s/>1.2 SectionHeader_2</text:a> <text:s/><text:tab/>3</text:p>
          <text:p text:style-name="P5"><text:a xlink:type="simple" xlink:href="#__RefHeading__258_1613292131" text:style-name="Internet_20_link" text:visited-style-name="Visited_20_Internet_20_Link"><text:s/>1.3 SectionHeader_2</text:a> <text:s/><text:tab/>3</text:p>
          <text:p text:style-name="P5"><text:a xlink:type="simple" xlink:href="#__RefHeading__260_1613292131" text:style-name="Internet_20_link" text:visited-style-name="Visited_20_Internet_20_Link"><text:s/>1.4 SectionHeader_2</text:a> <text:s/><text:tab/>3</text:p>
          <text:p text:style-name="P4"><text:a xlink:type="simple" xlink:href="#__RefHeading__262_1613292131" text:style-name="Internet_20_link" text:visited-style-name="Visited_20_Internet_20_Link"><text:s/>1.4.1 SectionHeader _3</text:a> <text:s/><text:tab/>3</text:p>
          <text:p text:style-name="P4"><text:a xlink:type="simple" xlink:href="#__RefHeading__264_1613292131" text:style-name="Internet_20_link" text:visited-style-name="Visited_20_Internet_20_Link"><text:s/>1.4.2 SectionHeader_3</text:a> <text:s/><text:tab/>3</text:p>
          <text:p text:style-name="P6"><text:a xlink:type="simple" xlink:href="#__RefHeading__266_1613292131" text:style-name="Internet_20_link" text:visited-style-name="Visited_20_Internet_20_Link"><text:s/>1.4.2.1 SectionHeader_4 </text:a><text:s text:c="2"/><text:tab/>3</text:p>
          <text:p text:style-name="P9"><text:a xlink:type="simple" xlink:href="#__RefHeading__268_1613292131" text:style-name="Internet_20_link" text:visited-style-name="Visited_20_Internet_20_Link"><text:s/>1.4.2.1.1 SectionHeader_5</text:a> <text:tab/>3</text:p>
        </text:index-body>
      </text:table-of-content>
      <text:p text:style-name="P10"/>
      <text:h text:style-name="P11" text:outline-level="1"><text:bookmark-start text:name="__RefNumPara__2709_1871858339"/><text:bookmark-start text:name="__RefHeading__803_1871858339"/>Naming Conventions<text:bookmark-end text:name="__RefNumPara__2709_1871858339"/><text:bookmark-end text:name="__RefHeading__803_1871858339"/></text:h>
      <text:p text:style-name="Notes_5f_Section2_5f_Text"/>
      <text:p text:style-name="P17">Seems that there are various naming conventions adhered to in using MVC and WebAPI.</text:p>
      <text:h text:style-name="Notes_5f_SectionHeader_5f_2" text:outline-level="2">Controllers</text:h>
      <text:list xml:id="list385924941861724674" text:style-name="L1">
        <text:list-item>
          <text:p text:style-name="P14">Controllers should be held in the <text:span text:style-name="T1">Controllers folder.</text:span></text:p>
        </text:list-item>
        <text:list-item>
          <text:p text:style-name="P15">Controllers should be named <text:span text:style-name="T1">actionname</text:span>Controller. <text:s/>This allows routers to find controllers without additional configuration.</text:p>
        </text:list-item>
      </text:list>
      <text:h text:style-name="Notes_5f_SectionHeader_5f_2" text:outline-level="2">Views</text:h>
      <text:p text:style-name="Notes_5f_Section2_5f_Text">In order to display views directly using the <text:span text:style-name="T1">Views() </text:span><text:span text:style-name="T2">function within a controller, views should be:</text:span></text:p>
      <text:list xml:id="list2398267863034556481" text:style-name="L2">
        <text:list-item>
          <text:p text:style-name="P16"><text:span text:style-name="T2">Placed in the </text:span><text:span text:style-name="T1">Views</text:span><text:span text:style-name="T2"> folder in a subfolder named the same action as the given controller.</text:span></text:p>
        </text:list-item>
        <text:list-item>
          <text:p text:style-name="P16"><text:span text:style-name="T2">Name of the view should be the same as the action of the given controller.</text:span></text:p>
        </text:list-item>
      </text:list>
      <text:p text:style-name="Notes_5f_Section2_5f_Text"><text:span text:style-name="T2"/></text:p>
      <text:h text:style-name="P1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2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tes_5f_SectionHeader_5f_1" style:display-name="Notes_SectionHeader_1" style:family="paragraph" style:parent-style-name="Notes_5f_Headings" style:next-style-name="Notes_5f_SectionHeader_5f_2" style:auto-update="true" style:default-outline-level="1" style:master-page-name="">
      <style:paragraph-properties fo:margin-left="0in" fo:margin-right="0in" fo:margin-top="0in" fo:margin-bottom="0in" fo:text-indent="0in" style:auto-text-indent="false" style:page-number="auto" fo:break-before="page" fo:background-color="#6699cc" fo:padding="0in" fo:border-left="none" fo:border-right="none" fo:border-top="none" fo:border-bottom="0.0346in solid #336699" style:shadow="none" style:join-border="false">
        <style:tab-stops/>
        <style:background-image/>
      </style:paragraph-properties>
      <style:text-properties fo:color="#ffffff" fo:font-size="14pt" fo:font-weight="900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auto-update="true" style:class="list">
      <style:paragraph-properties fo:margin-left="0.25in" fo:margin-right="0in" fo:margin-top="0in" fo:margin-bottom="0.0835in" fo:text-indent="-0.25in" style:auto-text-indent="false"/>
      <style:text-properties style:font-name="Arial Black" fo:font-size="14pt" fo:font-weight="900"/>
    </style:style>
    <style:style style:name="Notes_5f_Headings" style:display-name="Notes_Headings" style:family="paragraph" style:parent-style-name="Standard" style:auto-update="true" style:master-page-name="">
      <style:paragraph-properties fo:margin-top="0in" fo:margin-bottom="0.0598in" style:page-number="auto" fo:background-color="transparent" style:shadow="none" style:join-border="false">
        <style:tab-stops/>
        <style:background-image/>
      </style:paragraph-properties>
      <style:text-properties fo:color="#336699" style:font-name="Arial Black" fo:font-size="14pt" fo:font-weight="900"/>
    </style:style>
    <style:style style:name="Notes_5f_SectionHeader_5f_2" style:display-name="Notes_SectionHeader_2" style:family="paragraph" style:parent-style-name="Notes_5f_Headings" style:next-style-name="Notes_5f_Section2_5f_Text" style:auto-update="true" style:default-outline-level="2" style:master-page-name="">
      <style:paragraph-properties fo:margin-left="0in" fo:margin-right="0in" fo:margin-top="0.1799in" fo:margin-bottom="0.0598in" fo:text-align="start" style:justify-single-word="false" fo:text-indent="0.2201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900" style:font-size-asian="12pt" style:font-size-complex="12pt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3" style:display-name="Notes_SectionHeader_3" style:family="paragraph" style:parent-style-name="Notes_5f_Headings" style:next-style-name="Notes_5f_Section3_5f_Text" style:default-outline-level="3" style:master-page-name="">
      <style:paragraph-properties fo:margin-left="0in" fo:margin-right="0in" fo:margin-top="0.0598in" fo:margin-bottom="0.0598in" fo:text-indent="0.5598in" style:auto-text-indent="false" style:page-number="auto" fo:background-color="transparent">
        <style:tab-stops/>
        <style:background-image/>
      </style:paragraph-properties>
      <style:text-properties fo:font-size="11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otes_5f_SectionHeader_5f_4" style:display-name="Notes_SectionHeader_4" style:family="paragraph" style:parent-style-name="Notes_5f_Headings" style:next-style-name="Notes_5f_Section4_5f_Text" style:auto-update="true" style:default-outline-level="4" style:master-page-name="">
      <style:paragraph-properties fo:margin-left="0in" fo:margin-right="0in" fo:margin-top="0in" fo:margin-bottom="0.0598in" fo:text-indent="1.0201in" style:auto-text-indent="false" style:page-number="auto" fo:background-color="transparent">
        <style:tab-stops/>
        <style:background-image/>
      </style:paragraph-properties>
      <style:text-properties fo:font-size="10pt" fo:font-weight="normal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Header" style:family="paragraph" style:parent-style-name="Standard" style:auto-update="true" style:class="extra" style:master-page-name="">
      <style:paragraph-properties style:page-number="auto" fo:background-color="#336699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ffffff" style:font-name="Arial Black" fo:font-weight="900"/>
    </style:style>
    <style:style style:name="Text" style:family="paragraph" style:parent-style-name="Caption" style:class="extra"/>
    <style:style style:name="Notes_5f_Text_5f_General" style:display-name="Notes_Text_General" style:family="paragraph" style:auto-update="true" style:master-page-name="">
      <style:paragraph-properties fo:margin-left="0.2811in" fo:margin-right="0in" fo:keep-together="always" fo:text-indent="0in" style:auto-text-indent="false" style:page-number="auto"/>
      <style:text-properties style:font-name="Arial1" fo:font-size="11pt"/>
    </style:style>
    <style:style style:name="Notes_5f_Section2_5f_Text" style:display-name="Notes_Section2_Text" style:family="paragraph" style:parent-style-name="Notes_5f_Text_5f_General" style:auto-update="true" style:master-page-name="">
      <style:paragraph-properties fo:margin-left="0.6354in" fo:margin-right="0in" fo:margin-top="0in" fo:margin-bottom="0.0598in" fo:keep-together="always" fo:text-indent="0in" style:auto-text-indent="false" style:page-number="auto"/>
    </style:style>
    <style:style style:name="Notes_5f_Section3_5f_Text" style:display-name="Notes_Section3_Text" style:family="paragraph" style:parent-style-name="Notes_5f_Section2_5f_Text" style:auto-update="true">
      <style:paragraph-properties fo:margin-left="1.0626in" fo:margin-right="0in" fo:margin-top="0in" fo:margin-bottom="0.0598in" fo:text-indent="0in" style:auto-text-indent="false"/>
    </style:style>
    <style:style style:name="Notes_5f_Section4_5f_Text" style:display-name="Notes_Section4_Text" style:family="paragraph" style:parent-style-name="Notes_5f_Section3_5f_Text" style:auto-update="true">
      <style:paragraph-properties fo:margin-left="1.6354in" fo:margin-right="0in" fo:margin-top="0in" fo:margin-bottom="0.0598in" fo:text-indent="0in" style:auto-text-indent="false">
        <style:tab-stops/>
      </style:paragraph-properties>
    </style:style>
    <style:style style:name="Notes_5f_SectionHeader_5f_5" style:display-name="Notes_SectionHeader_5" style:family="paragraph" style:parent-style-name="Notes_5f_Headings" style:next-style-name="Notes_5f_Section5_5f_Text" style:auto-update="true" style:default-outline-level="5" style:master-page-name="">
      <style:paragraph-properties fo:margin-left="0in" fo:margin-right="0in" fo:margin-top="0in" fo:margin-bottom="0.0598in" fo:text-indent="1.5902in" style:auto-text-indent="false" style:page-number="auto" style:shadow="none">
        <style:tab-stops/>
      </style:paragraph-properties>
      <style:text-properties fo:font-size="10pt"/>
    </style:style>
    <style:style style:name="Notes_5f_Section5_5f_Text" style:display-name="Notes_Section5_Text" style:family="paragraph" style:parent-style-name="Notes_5f_Section4_5f_Text">
      <style:paragraph-properties fo:margin-left="2.3437in" fo:margin-right="0in" fo:margin-top="0in" fo:margin-bottom="0.0598in" fo:text-indent="0in" style:auto-text-indent="false">
        <style:tab-stops/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138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Notes_5f_TOC_5f_1" style:display-name="Notes_TOC_1" style:family="paragraph" style:parent-style-name="Notes_5f_Text_5f_General" style:auto-update="true" style:master-page-name="">
      <style:paragraph-properties fo:margin-left="0in" fo:margin-right="0in" fo:margin-top="0.1in" fo:margin-bottom="0.0598in" fo:text-indent="0in" style:auto-text-indent="false" style:page-number="auto" fo:background-color="transparent" style:shadow="none">
        <style:tab-stops/>
        <style:background-image/>
      </style:paragraph-properties>
      <style:text-properties fo:color="#336699" fo:font-size="12pt" fo:font-weight="bold"/>
    </style:style>
    <style:style style:name="Notes_5f_TOC_5f_2" style:display-name="Notes_TOC_2" style:family="paragraph" style:parent-style-name="Notes_5f_TOC_5f_1" style:auto-update="true">
      <style:paragraph-properties fo:margin-left="0in" fo:margin-right="0in" fo:margin-top="0in" fo:margin-bottom="0.0598in" fo:text-indent="0.1799in" style:auto-text-indent="false"/>
      <style:text-properties fo:font-size="11pt" fo:font-weight="bold"/>
    </style:style>
    <style:style style:name="Notes_5f_TOC_5f_3" style:display-name="Notes_TOC_3" style:family="paragraph" style:parent-style-name="Notes_5f_TOC_5f_1" style:auto-update="true">
      <style:paragraph-properties fo:margin-left="0in" fo:margin-right="0in" fo:margin-top="0in" fo:margin-bottom="0.0598in" fo:text-indent="0.4598in" style:auto-text-indent="false"/>
      <style:text-properties fo:font-size="10pt" fo:font-style="normal" fo:font-weight="bold"/>
    </style:style>
    <style:style style:name="Notes_5f_TOC_5f_4" style:display-name="Notes_TOC_4" style:family="paragraph" style:parent-style-name="Notes_5f_TOC_5f_1" style:auto-update="true">
      <style:paragraph-properties fo:margin-left="0in" fo:margin-right="0in" fo:margin-top="0in" fo:margin-bottom="0.0598in" fo:text-indent="0.8201in" style:auto-text-indent="false"/>
      <style:text-properties fo:font-size="10pt" fo:font-weight="bold"/>
    </style:style>
    <style:style style:name="Notes_5f_TOC_5f_5" style:display-name="Notes_TOC_5" style:family="paragraph" style:parent-style-name="Notes_5f_TOC_5f_1" style:auto-update="true">
      <style:paragraph-properties fo:margin-left="0in" fo:margin-right="0in" fo:margin-top="0in" fo:margin-bottom="0in" fo:text-indent="1.3in" style:auto-text-indent="false"/>
      <style:text-properties fo:font-size="10pt" fo:font-weight="bold"/>
    </style:style>
    <style:style style:name="Notes_5f_TOC_5f_Title" style:display-name="Notes_TOC_Title" style:family="paragraph" style:parent-style-name="Notes_5f_Text_5f_General" style:auto-update="true" style:master-page-name="">
      <style:paragraph-properties fo:margin-left="0in" fo:margin-right="0in" fo:margin-top="0in" fo:margin-bottom="0in" fo:text-indent="0in" style:auto-text-indent="false" style:page-number="auto" fo:background-color="#336699">
        <style:background-image/>
      </style:paragraph-properties>
      <style:text-properties fo:color="#ffffff" style:font-name="Arial Black" fo:font-size="18pt" fo:font-weight="9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Text_20_body" style:class="extra"/>
    <style:style style:name="_5f_code" style:display-name="_code" style:family="paragraph">
      <style:paragraph-properties fo:margin-left="0in" fo:margin-right="0in" fo:margin-top="0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size="8pt" fo:font-weight="bold" style:letter-kerning="false"/>
    </style:style>
    <style:style style:name="_5f_OOoComputerCode" style:display-name="_OOoComputerCode" style:family="paragraph" style:auto-update="true" style:master-page-name="">
      <style:paragraph-properties fo:margin-left="0.2in" fo:margin-right="0in" fo:margin-top="0in" fo:margin-bottom="0.0299in" fo:text-indent="0in" style:auto-text-indent="false" style:page-number="auto" fo:background-color="transparent" style:shadow="none" text:number-lines="false" text:line-number="0" style:writing-mode="lr-tb">
        <style:tab-stops/>
        <style:background-image/>
      </style:paragraph-properties>
      <style:text-properties style:font-name="Courier New1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size="9pt" style:letter-kerning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NSimSun" style:font-size-asian="10pt" style:font-name-complex="Courier New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Numbering_20_Symbols" style:display-name="Numbering Symbols" style:family="text">
      <style:text-properties style:font-name="Arial Black1" fo:font-size="14pt" fo:font-weight="bold" style:font-size-asian="14pt" style:font-weight-asian="bold" style:font-size-complex="14pt" style:font-weight-complex="bold"/>
    </style:style>
    <style:style style:name="Line_20_numbering" style:display-name="Line numbering" style:family="text">
      <style:text-properties fo:font-size="14pt" fo:background-color="transparent"/>
    </style:style>
    <style:style style:name="Internet_20_link" style:display-name="Internet link" style:family="text">
      <style:text-properties fo:color="#000080" style:font-name="Arial Black" fo:language="zxx" fo:country="none" style:text-underline-style="none" fo:font-weight="900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1in" fo:margin-left="0.1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5">
      <style:page-layout-properties fo:page-width="8.5in" fo:page-height="11in" style:num-format="1" style:print-orientation="portrait" fo:margin-top="0.5in" fo:margin-bottom="0.2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/>
    <style:master-page style:name="Content_5f_Page" style:display-name="Content_Page" style:page-layout-name="Mpm4">
      <style:header>
        <text:p text:style-name="MP1"><text:chapter text:display="number-and-name" text:outline-level="1"> 1 Naming Conventions</text:chapter><text:tab/><text:title>Web API</text:title></text:p>
      </style:header>
    </style:master-page>
    <style:master-page style:name="TOC_5f_Page" style:display-name="TOC_Page" style:page-layout-name="Mpm5"/>
    <style:master-page style:name="Title_5f_Page" style:display-name="Title_Page" style:page-layout-name="Mpm6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22T13:58:56.30</meta:creation-date>
    <meta:editing-duration>PT25M46S</meta:editing-duration>
    <meta:editing-cycles>5</meta:editing-cycles>
    <meta:generator>OpenOffice/4.1.2$Win32 OpenOffice.org_project/412m3$Build-9782</meta:generator>
    <dc:title>Web API</dc:title>
    <meta:initial-creator>Jean Gelinas</meta:initial-creator>
    <dc:date>2016-08-22T14:24:42.93</dc:date>
    <dc:creator>Jean Gelinas</dc:creator>
    <meta:document-statistic meta:table-count="0" meta:image-count="0" meta:object-count="0" meta:page-count="3" meta:paragraph-count="24" meta:word-count="153" meta:character-count="981"/>
  </office:meta>
</office:document-meta>
</file>